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Game developpemen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Turn way is clocwise.</text:p>
            <text:p text:style-name="P1">Each player play his turn until there is only one player left and no more enemy creature are remaining. 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f player is defeat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/>
                <text:p/>
                <text:p>If player is defeated he can still control he's remaining creatures or he can anytime fadeout meaning he give up and all he's creature are removed from the gam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Winning play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/>
                <text:p/>
                <text:p>If the player wins he drow a reward. Reward are card if the card is a creature it goes to the corresponding hero deck (no more than 6 of the same creature in one deck) if it is a hero it unlocks this hero base deck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28T02:00:26.37</meta:creation-date>
    <meta:editing-duration>PT55M57S</meta:editing-duration>
    <meta:editing-cycles>3</meta:editing-cycles>
    <dc:date>2014-01-28T02:56:18.46</dc:date>
    <meta:generator>OpenOffice/4.0.1$Win32 OpenOffice.org_project/401m5$Build-9714</meta:generator>
    <meta:document-statistic meta:object-count="33"/>
  </office:meta>
</office:document-meta>
</file>